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bg" fo:country="BG" officeooo:rsid="002ab31c" officeooo:paragraph-rsid="002ab31c"/>
    </style:style>
    <style:style style:name="P2" style:family="paragraph" style:parent-style-name="Text_20_body">
      <style:text-properties officeooo:rsid="001f2ac4" officeooo:paragraph-rsid="001f2ac4"/>
    </style:style>
    <style:style style:name="P3" style:family="paragraph" style:parent-style-name="Text_20_body">
      <style:text-properties officeooo:paragraph-rsid="00224f09"/>
    </style:style>
    <style:style style:name="P4" style:family="paragraph" style:parent-style-name="Text_20_body">
      <style:text-properties officeooo:paragraph-rsid="0024fa11"/>
    </style:style>
    <style:style style:name="P5" style:family="paragraph" style:parent-style-name="Text_20_body">
      <style:text-properties fo:language="bg" fo:country="BG" officeooo:rsid="001db534"/>
    </style:style>
    <style:style style:name="P6" style:family="paragraph" style:parent-style-name="Text_20_body">
      <style:text-properties fo:language="bg" fo:country="BG" officeooo:rsid="001db534" officeooo:paragraph-rsid="001f2ac4"/>
    </style:style>
    <style:style style:name="P7" style:family="paragraph" style:parent-style-name="Text_20_body" style:list-style-name="L2">
      <style:text-properties fo:language="bg" fo:country="BG" officeooo:rsid="001f2ac4" officeooo:paragraph-rsid="001f2ac4"/>
    </style:style>
    <style:style style:name="P8" style:family="paragraph" style:parent-style-name="Text_20_body" style:list-style-name="L2">
      <style:text-properties fo:language="bg" fo:country="BG" fo:font-weight="normal" officeooo:rsid="001f2ac4" officeooo:paragraph-rsid="001f2ac4" style:font-weight-asian="normal" style:font-weight-complex="normal"/>
    </style:style>
    <style:style style:name="P9" style:family="paragraph" style:parent-style-name="Text_20_body" style:list-style-name="L2">
      <style:text-properties fo:language="bg" fo:country="BG" fo:font-weight="normal" officeooo:rsid="001f3995" officeooo:paragraph-rsid="001f3995" style:font-weight-asian="normal" style:font-weight-complex="normal"/>
    </style:style>
    <style:style style:name="P10" style:family="paragraph" style:parent-style-name="Text_20_body" style:list-style-name="L2">
      <style:text-properties fo:language="bg" fo:country="BG" fo:font-weight="normal" officeooo:rsid="00203bf7" officeooo:paragraph-rsid="00203bf7" style:font-weight-asian="normal" style:font-weight-complex="normal"/>
    </style:style>
    <style:style style:name="P11" style:family="paragraph" style:parent-style-name="Text_20_body" style:list-style-name="L2">
      <style:text-properties fo:language="bg" fo:country="BG" fo:font-weight="normal" officeooo:rsid="00216638" officeooo:paragraph-rsid="00216638" style:font-weight-asian="normal" style:font-weight-complex="normal"/>
    </style:style>
    <style:style style:name="P12" style:family="paragraph" style:parent-style-name="Text_20_body" style:list-style-name="L3">
      <style:text-properties fo:language="bg" fo:country="BG" fo:font-weight="normal" officeooo:rsid="0024fa11" officeooo:paragraph-rsid="0024fa11" style:font-weight-asian="normal" style:font-weight-complex="normal"/>
    </style:style>
    <style:style style:name="P13" style:family="paragraph" style:parent-style-name="Text_20_body" style:list-style-name="L3">
      <style:text-properties fo:language="bg" fo:country="BG" fo:font-weight="normal" officeooo:rsid="00250793" officeooo:paragraph-rsid="00250793" style:font-weight-asian="normal" style:font-weight-complex="normal"/>
    </style:style>
    <style:style style:name="P14" style:family="paragraph" style:parent-style-name="Text_20_body" style:list-style-name="L3">
      <style:text-properties fo:language="bg" fo:country="BG" fo:font-weight="normal" officeooo:rsid="00258f68" officeooo:paragraph-rsid="00258f68" style:font-weight-asian="normal" style:font-weight-complex="normal"/>
    </style:style>
    <style:style style:name="P15" style:family="paragraph" style:parent-style-name="Text_20_body" style:list-style-name="L3">
      <style:text-properties fo:language="bg" fo:country="BG" fo:font-weight="normal" officeooo:rsid="0026d1f3" officeooo:paragraph-rsid="0026d1f3" style:font-weight-asian="normal" style:font-weight-complex="normal"/>
    </style:style>
    <style:style style:name="P16" style:family="paragraph" style:parent-style-name="Text_20_body" style:list-style-name="L3">
      <style:text-properties fo:language="bg" fo:country="BG" fo:font-weight="normal" officeooo:rsid="00291fff" officeooo:paragraph-rsid="00291fff" style:font-weight-asian="normal" style:font-weight-complex="normal"/>
    </style:style>
    <style:style style:name="P17" style:family="paragraph" style:parent-style-name="Text_20_body" style:list-style-name="L3">
      <style:text-properties fo:language="bg" fo:country="BG" fo:font-weight="normal" officeooo:rsid="002ab31c" officeooo:paragraph-rsid="002ab31c" style:font-weight-asian="normal" style:font-weight-complex="normal"/>
    </style:style>
    <style:style style:name="P18" style:family="paragraph" style:parent-style-name="Text_20_body" style:list-style-name="L3">
      <style:text-properties fo:language="bg" fo:country="BG" fo:font-weight="normal" officeooo:rsid="002ab31c" officeooo:paragraph-rsid="002d28f5" style:font-weight-asian="normal" style:font-weight-complex="normal"/>
    </style:style>
    <style:style style:name="P19" style:family="paragraph" style:parent-style-name="Text_20_body" style:list-style-name="L3">
      <style:text-properties fo:language="bg" fo:country="BG" fo:font-weight="normal" officeooo:rsid="002d28f5" officeooo:paragraph-rsid="002d28f5" style:font-weight-asian="normal" style:font-weight-complex="normal"/>
    </style:style>
    <style:style style:name="P20" style:family="paragraph" style:parent-style-name="Text_20_body" style:list-style-name="L3">
      <style:text-properties fo:language="bg" fo:country="BG" officeooo:rsid="00240347" officeooo:paragraph-rsid="00240347"/>
    </style:style>
    <style:style style:name="P21" style:family="paragraph" style:parent-style-name="Text_20_body" style:list-style-name="L3">
      <style:text-properties fo:language="bg" fo:country="BG" officeooo:rsid="0024fa11" officeooo:paragraph-rsid="0024fa11"/>
    </style:style>
    <style:style style:name="P22" style:family="paragraph" style:parent-style-name="Text_20_body" style:list-style-name="L3">
      <style:text-properties fo:language="bg" fo:country="BG" officeooo:rsid="00250793" officeooo:paragraph-rsid="00250793"/>
    </style:style>
    <style:style style:name="P23" style:family="paragraph" style:parent-style-name="Text_20_body" style:list-style-name="L3">
      <style:text-properties fo:language="bg" fo:country="BG" officeooo:rsid="00250793" officeooo:paragraph-rsid="00258f68"/>
    </style:style>
    <style:style style:name="P24" style:family="paragraph" style:parent-style-name="Text_20_body" style:list-style-name="L3">
      <style:text-properties fo:language="bg" fo:country="BG" officeooo:rsid="00258f68" officeooo:paragraph-rsid="00258f68"/>
    </style:style>
    <style:style style:name="P25" style:family="paragraph" style:parent-style-name="Text_20_body" style:list-style-name="L3">
      <style:text-properties fo:language="bg" fo:country="BG" officeooo:rsid="00269d1a" officeooo:paragraph-rsid="00269d1a"/>
    </style:style>
    <style:style style:name="P26" style:family="paragraph" style:parent-style-name="Text_20_body" style:list-style-name="L3">
      <style:text-properties fo:language="bg" fo:country="BG" officeooo:rsid="0026d1f3" officeooo:paragraph-rsid="0026d1f3"/>
    </style:style>
    <style:style style:name="P27" style:family="paragraph" style:parent-style-name="Text_20_body" style:list-style-name="L3">
      <style:text-properties fo:language="bg" fo:country="BG" officeooo:rsid="002ab31c" officeooo:paragraph-rsid="002ab31c"/>
    </style:style>
    <style:style style:name="P28" style:family="paragraph" style:parent-style-name="Text_20_body">
      <style:text-properties fo:language="bg" fo:country="BG" officeooo:rsid="002ab31c" officeooo:paragraph-rsid="002d28f5"/>
    </style:style>
    <style:style style:name="P29" style:family="paragraph" style:parent-style-name="Text_20_body" style:list-style-name="L1">
      <style:text-properties officeooo:paragraph-rsid="001f2ac4"/>
    </style:style>
    <style:style style:name="P30" style:family="paragraph" style:parent-style-name="Text_20_body" style:list-style-name="L2">
      <style:text-properties fo:font-weight="normal" officeooo:paragraph-rsid="001f2ac4" style:font-weight-asian="normal" style:font-weight-complex="normal"/>
    </style:style>
    <style:style style:name="P31" style:family="paragraph" style:parent-style-name="Text_20_body" style:list-style-name="L2">
      <style:text-properties officeooo:rsid="001f2ac4" officeooo:paragraph-rsid="001f2ac4"/>
    </style:style>
    <style:style style:name="P32" style:family="paragraph" style:parent-style-name="Text_20_body" style:list-style-name="L2">
      <style:text-properties fo:language="en" fo:country="US" fo:font-weight="normal" officeooo:rsid="00203bf7" officeooo:paragraph-rsid="00203bf7" style:font-weight-asian="normal" style:font-weight-complex="normal"/>
    </style:style>
    <style:style style:name="P33" style:family="paragraph" style:parent-style-name="Text_20_body">
      <style:text-properties fo:language="en" fo:country="US" fo:font-weight="normal" officeooo:rsid="001f2ac4" officeooo:paragraph-rsid="001f2ac4" style:font-weight-asian="normal" style:font-weight-complex="normal"/>
    </style:style>
    <style:style style:name="P34" style:family="paragraph" style:parent-style-name="Text_20_body" style:list-style-name="L3">
      <style:text-properties fo:language="en" fo:country="US" officeooo:rsid="00250793" officeooo:paragraph-rsid="00258f68"/>
    </style:style>
    <style:style style:name="P35" style:family="paragraph" style:parent-style-name="Text_20_body" style:list-style-name="L3">
      <style:text-properties fo:language="en" fo:country="US" officeooo:rsid="002ab31c" officeooo:paragraph-rsid="002ab31c"/>
    </style:style>
    <style:style style:name="P36" style:family="paragraph" style:parent-style-name="Text_20_body" style:list-style-name="L3">
      <style:text-properties officeooo:paragraph-rsid="00240347"/>
    </style:style>
    <style:style style:name="P37" style:family="paragraph" style:parent-style-name="Text_20_body" style:list-style-name="L3">
      <style:text-properties officeooo:paragraph-rsid="00224f09"/>
    </style:style>
    <style:style style:name="P38" style:family="paragraph" style:parent-style-name="Text_20_body" style:list-style-name="L2">
      <style:paragraph-properties fo:break-before="page"/>
      <style:text-properties fo:language="bg" fo:country="BG" fo:font-weight="normal" officeooo:rsid="00216638" officeooo:paragraph-rsid="00216638" style:font-weight-asian="normal" style:font-weight-complex="normal"/>
    </style:style>
    <style:style style:name="T1" style:family="text">
      <style:text-properties fo:language="bg" fo:country="BG" officeooo:rsid="001db534"/>
    </style:style>
    <style:style style:name="T2" style:family="text">
      <style:text-properties fo:language="bg" fo:country="BG" officeooo:rsid="001f2ac4"/>
    </style:style>
    <style:style style:name="T3" style:family="text">
      <style:text-properties fo:language="bg" fo:country="BG" fo:font-weight="normal" style:font-weight-asian="normal" style:font-weight-complex="normal"/>
    </style:style>
    <style:style style:name="T4" style:family="text">
      <style:text-properties fo:language="bg" fo:country="BG" fo:font-weight="normal" officeooo:rsid="001f2ac4" style:font-weight-asian="normal" style:font-weight-complex="normal"/>
    </style:style>
    <style:style style:name="T5" style:family="text">
      <style:text-properties fo:language="bg" fo:country="BG" fo:font-weight="normal" officeooo:rsid="00258f68" style:font-weight-asian="normal" style:font-weight-complex="normal"/>
    </style:style>
    <style:style style:name="T6" style:family="text">
      <style:text-properties fo:language="bg" fo:country="BG" fo:font-weight="bold" officeooo:rsid="001f2ac4" style:font-weight-asian="bold" style:font-weight-complex="bold"/>
    </style:style>
    <style:style style:name="T7" style:family="text">
      <style:text-properties fo:language="bg" fo:country="BG" fo:font-style="normal" officeooo:rsid="00224f09" style:font-style-asian="normal" style:font-style-complex="normal"/>
    </style:style>
    <style:style style:name="T8" style:family="text">
      <style:text-properties fo:language="bg" fo:country="BG" fo:font-style="normal" officeooo:rsid="00240347" style:font-style-asian="normal" style:font-style-complex="normal"/>
    </style:style>
    <style:style style:name="T9" style:family="text">
      <style:text-properties fo:language="bg" fo:country="BG" fo:font-style="normal" officeooo:rsid="0024fa11" style:font-style-asian="normal" style:font-style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bold" officeooo:rsid="001f2ac4" style:font-weight-asian="bold" style:font-weight-complex="bold"/>
    </style:style>
    <style:style style:name="T13" style:family="text">
      <style:text-properties fo:language="en" fo:country="US" fo:font-weight="bold" officeooo:rsid="0026d1f3" style:font-weight-asian="bold" style:font-weight-complex="bold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language="en" fo:country="US" fo:font-weight="normal" officeooo:rsid="001f2ac4" style:font-weight-asian="normal" style:font-weight-complex="normal"/>
    </style:style>
    <style:style style:name="T16" style:family="text">
      <style:text-properties fo:language="en" fo:country="US" fo:font-weight="normal" officeooo:rsid="00258f68" style:font-weight-asian="normal" style:font-weight-complex="normal"/>
    </style:style>
    <style:style style:name="T17" style:family="text">
      <style:text-properties fo:language="en" fo:country="US" fo:font-weight="normal" officeooo:rsid="0026d1f3" style:font-weight-asian="normal" style:font-weight-complex="normal"/>
    </style:style>
    <style:style style:name="T18" style:family="text">
      <style:text-properties fo:language="en" fo:country="US" fo:font-weight="normal" officeooo:rsid="002723ec" style:font-weight-asian="normal" style:font-weight-complex="normal"/>
    </style:style>
    <style:style style:name="T19" style:family="text">
      <style:text-properties fo:language="en" fo:country="US" fo:font-weight="normal" officeooo:rsid="0027eca5" style:font-weight-asian="normal" style:font-weight-complex="normal"/>
    </style:style>
    <style:style style:name="T20" style:family="text">
      <style:text-properties fo:language="en" fo:country="US" fo:font-style="normal" officeooo:rsid="00224f09" style:font-style-asian="normal" style:font-style-complex="normal"/>
    </style:style>
    <style:style style:name="T21" style:family="text">
      <style:text-properties fo:language="en" fo:country="US" fo:font-style="normal" officeooo:rsid="00240347" style:font-style-asian="normal" style:font-style-complex="normal"/>
    </style:style>
    <style:style style:name="T22" style:family="text">
      <style:text-properties fo:language="en" fo:country="US" fo:font-style="normal" officeooo:rsid="0024fa11" style:font-style-asian="normal" style:font-style-complex="normal"/>
    </style:style>
    <style:style style:name="T23" style:family="text">
      <style:text-properties fo:language="en" fo:country="US" fo:font-style="normal" fo:font-weight="bold" officeooo:rsid="00224f09" style:font-style-asian="normal" style:font-weight-asian="bold" style:font-style-complex="normal" style:font-weight-complex="bold"/>
    </style:style>
    <style:style style:name="T2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language="en" fo:country="US" fo:font-style="normal" fo:font-weight="normal" officeooo:rsid="002723ec" style:font-style-asian="normal" style:font-weight-asian="normal" style:font-style-complex="normal" style:font-weight-complex="normal"/>
    </style:style>
    <style:style style:name="T26" style:family="text">
      <style:text-properties fo:language="en" fo:country="US" fo:font-style="normal" fo:font-weight="normal" officeooo:rsid="0024fa11" style:font-style-asian="normal" style:font-weight-asian="normal" style:font-style-complex="normal" style:font-weight-complex="normal"/>
    </style:style>
    <style:style style:name="T27" style:family="text">
      <style:text-properties fo:language="en" fo:country="US" fo:font-style="normal" fo:font-weight="normal" officeooo:rsid="002d28f5" style:font-style-asian="normal" style:font-weight-asian="normal" style:font-style-complex="normal" style:font-weight-complex="normal"/>
    </style:style>
    <style:style style:name="T28" style:family="text">
      <style:text-properties fo:language="en" fo:country="US" fo:font-style="italic" fo:font-weight="normal" officeooo:rsid="002723ec" style:font-style-asian="italic" style:font-weight-asian="normal" style:font-style-complex="italic" style:font-weight-complex="normal"/>
    </style:style>
    <style:style style:name="T29" style:family="text">
      <style:text-properties fo:language="en" fo:country="US" fo:font-style="italic" fo:font-weight="bold" officeooo:rsid="002723ec" style:font-style-asian="italic" style:font-weight-asian="bold" style:font-style-complex="italic" style:font-weight-complex="bold"/>
    </style:style>
    <style:style style:name="T30" style:family="text">
      <style:text-properties fo:language="en" fo:country="US" officeooo:rsid="002d28f5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58f68" style:font-weight-asian="normal" style:font-weight-complex="normal"/>
    </style:style>
    <style:style style:name="T34" style:family="text">
      <style:text-properties fo:font-weight="normal" officeooo:rsid="0026d1f3" style:font-weight-asian="normal" style:font-weight-complex="normal"/>
    </style:style>
    <style:style style:name="T35" style:family="text">
      <style:text-properties fo:font-weight="normal" officeooo:rsid="002723ec" style:font-weight-asian="normal" style:font-weight-complex="normal"/>
    </style:style>
    <style:style style:name="T36" style:family="text">
      <style:text-properties fo:font-weight="normal" officeooo:rsid="0027eca5" style:font-weight-asian="normal" style:font-weight-complex="normal"/>
    </style:style>
    <style:style style:name="T37" style:family="text">
      <style:text-properties fo:font-weight="normal" officeooo:rsid="002d28f5" style:font-weight-asian="normal" style:font-weight-complex="normal"/>
    </style:style>
    <style:style style:name="T38" style:family="text">
      <style:text-properties fo:color="#21409a"/>
    </style:style>
    <style:style style:name="T39" style:family="text">
      <style:text-properties fo:color="#21409a" fo:language="bg" fo:country="BG" officeooo:rsid="001f2ac4"/>
    </style:style>
    <style:style style:name="T40" style:family="text">
      <style:text-properties fo:color="#21409a" fo:language="bg" fo:country="BG" fo:font-weight="normal" officeooo:rsid="00258f68" style:font-weight-asian="normal" style:font-weight-complex="normal"/>
    </style:style>
    <style:style style:name="T41" style:family="text">
      <style:text-properties fo:color="#21409a" fo:font-weight="normal" style:font-weight-asian="normal" style:font-weight-complex="normal"/>
    </style:style>
    <style:style style:name="T42" style:family="text">
      <style:text-properties fo:color="#72bf44" fo:font-weight="normal" style:font-weight-asian="normal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723e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4fa1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d28f5" style:font-style-asian="normal" style:font-weight-asian="normal" style:font-style-complex="normal" style:font-weight-complex="normal"/>
    </style:style>
    <style:style style:name="T48" style:family="text">
      <style:text-properties officeooo:rsid="002d28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Радио оператор</text:h>
      <text:p text:style-name="Text_20_body"/>
      <text:p text:style-name="Text_20_body">Напишете програма, която да моделира радио станция. Всяка радио станция има оператор и слушатели. Когато излезе прогнозата за времето, операторът <text:span text:style-name="T1">съобщава това и всички слушатели биват оповестени.</text:span></text:p>
      <text:p text:style-name="P5"/>
      <text:p text:style-name="P6">Напишете:</text:p>
      <text:list xml:id="list1044653245" text:style-name="L1">
        <text:list-item>
          <text:p text:style-name="P29"><text:span text:style-name="T1">клас </text:span><text:span text:style-name="T12">RadioEvent</text:span><text:span text:style-name="T15">, </text:span><text:span text:style-name="T4">който представя събитието „Операторът съобщава по радиото“.</text:span></text:p>
        </text:list-item>
      </text:list>
      <text:p text:style-name="P2"><text:span text:style-name="T3"><text:tab/>Той трябва да има поле </text:span><text:span text:style-name="T11">message</text:span><text:span text:style-name="T14">, </text:span><text:span text:style-name="T3">конструктор за общо ползване, </text:span><text:span text:style-name="T14">getter </text:span><text:span text:style-name="T3">и </text:span><text:span text:style-name="T14">setter.</text:span></text:p>
      <text:list xml:id="list177918414" text:style-name="L2">
        <text:list-item>
          <text:p text:style-name="P7"><text:span text:style-name="T32">Интерфейс </text:span><text:span text:style-name="T11">EventListener</text:span><text:span text:style-name="T14"> – и</text:span><text:span text:style-name="T32">мплементацията на този интерфейс моделира човек, който слуша радиото. Напишете в него метод<text:line-break/></text:span><text:span text:style-name="T41">void</text:span><text:span text:style-name="T32"> react(RadioEvent event);</text:span></text:p>
        </text:list-item>
        <text:list-item>
          <text:p text:style-name="P7"><text:span text:style-name="T32">клас </text:span><text:span text:style-name="T11">RadioOperator</text:span><text:span text:style-name="T14"> – </text:span><text:span text:style-name="T32">операторът, който съобщава прогнозата. Той трябва да има абонирани слушатели, представете ги чрез масив от </text:span><text:span text:style-name="T11">EventListener.</text:span></text:p>
          <text:p text:style-name="P8">Напишете:</text:p>
          <text:list>
            <text:list-item>
              <text:p text:style-name="P8">Клас данни </text:p>
              <text:list>
                <text:list-item>
                  <text:p text:style-name="P7"><text:span text:style-name="T32">EventListener[] </text:span><text:span text:style-name="T42">listeners</text:span></text:p>
                </text:list-item>
                <text:list-item>
                  <text:p text:style-name="P7"><text:span text:style-name="T32">int </text:span><text:span text:style-name="T42">currentIdx</text:span></text:p>
                </text:list-item>
              </text:list>
            </text:list-item>
            <text:list-item>
              <text:p text:style-name="P8">Конструктор за общо ползване</text:p>
              <text:p text:style-name="P30"><text:span text:style-name="T39">public</text:span><text:span text:style-name="T2"> </text:span><text:span text:style-name="T6">RadioOperator</text:span><text:span text:style-name="T2">(</text:span><text:span text:style-name="T39">int</text:span><text:span text:style-name="T2"> maximumListeners)<text:tab/></text:span></text:p>
              <text:p text:style-name="P31"><text:span text:style-name="T3">който инициализира масивът със слушатели с дължина </text:span><text:span text:style-name="T11">maximumListeners</text:span><text:span text:style-name="T14">. </text:span><text:span text:style-name="T3">Стойността на </text:span><text:span text:style-name="T14">currentIdx </text:span><text:span text:style-name="T3">да е 0.</text:span></text:p>
            </text:list-item>
            <text:list-item>
              <text:p text:style-name="P8">Метод </text:p>
              <text:p text:style-name="P8"><text:span text:style-name="T38">public</text:span> <text:span text:style-name="T38">void</text:span> addListener(<text:span text:style-name="T31">EventListener</text:span> listener)</text:p>
              <text:p text:style-name="P8">Който да добавя към масива от слушатели – <text:span text:style-name="T10">listeners, </text:span>слушателят <text:span text:style-name="T10">listener</text:span></text:p>
            </text:list-item>
            <text:list-item>
              <text:p text:style-name="P8">Метод</text:p>
              <text:p text:style-name="P8"><text:span text:style-name="T38">public</text:span> <text:span text:style-name="T38">void</text:span> fireBroadcastEvent(<text:span text:style-name="T31">RadioEvent</text:span> event)</text:p>
              <text:p text:style-name="P8">който оповестява всичките си слушатели за настъпилото събитие <text:span text:style-name="T11">event</text:span></text:p>
            </text:list-item>
          </text:list>
        </text:list-item>
        <text:list-item>
          <text:p text:style-name="P9">Напишете клас <text:span text:style-name="T11">RadioTest</text:span><text:span text:style-name="T10">, </text:span>в който да тествате програмата.</text:p>
          <text:list>
            <text:list-item>
              <text:p text:style-name="P10">Създайте радио оператор, който може да има до 100 слушателя.</text:p>
            </text:list-item>
            <text:list-item>
              <text:p text:style-name="P10">Използвайки анонимни класове, добавете 3 слушателя към него, така че:</text:p>
              <text:list>
                <text:list-item>
                  <text:p text:style-name="P10">Когато бъде оповестен за събитие, слушател 1 реагира с<text:line-break/>„<text:span text:style-name="T10">Listener 1 is happy of event: &lt;event message&gt;“</text:span></text:p>
                </text:list-item>
                <text:list-item>
                  <text:p text:style-name="P32">Когато бъде оповестен за събитие, слушател 2 реагира с<text:line-break/>„Listener 2 is not happy with event: &lt;event message&gt;“</text:p>
                </text:list-item>
                <text:list-item>
                  <text:p text:style-name="P32">Когато бъде оповестен за събитие, слушател 1 реагира с<text:line-break/>„Listener 1 is doesn’t care about event: &lt;event message&gt;“</text:p>
                </text:list-item>
              </text:list>
            </text:list-item>
            <text:list-item>
              <text:p text:style-name="P11">Операторът оповестява всичките си слушатели,<text:span text:style-name="T10"> </text:span>че ще вали.</text:p>
              <text:p text:style-name="P38">Извикайте метод <text:span text:style-name="T31">fireBroadcastEvent</text:span>, с <text:span text:style-name="T31">RadioEvent </text:span>обект, предаващ съобщението "It's going to rain"</text:p>
            </text:list-item>
          </text:list>
        </text:list-item>
      </text:list>
      <text:p text:style-name="P33"/>
      <text:h text:style-name="Heading_20_1" text:outline-level="1"><text:span text:style-name="Citation"><text:span text:style-name="T43">Софтуерна Компания</text:span></text:span></text:h>
      <text:p text:style-name="P3"><text:span text:style-name="Citation"><text:span text:style-name="T7">Напишете програма, която да моделира софтуерна компания. Една компания се състои от различни служители – програмисти </text:span></text:span><text:span text:style-name="Citation"><text:span text:style-name="T20">(developer), </text:span></text:span><text:span text:style-name="Citation"><text:span text:style-name="T7">тестъри </text:span></text:span><text:span text:style-name="Citation"><text:span text:style-name="T20">(QA) </text:span></text:span><text:span text:style-name="Citation"><text:span text:style-name="T7">и </text:span></text:span><text:span text:style-name="Citation"><text:span text:style-name="T20">HR-</text:span></text:span><text:span text:style-name="Citation"><text:span text:style-name="T7">и. </text:span></text:span><text:span text:style-name="Citation"><text:span text:style-name="T9">Трабва да предоставите начин на потребителите да търсят служители по въведен през конзолата критерий. Например, ако потребителят иска да намери всички програмисти, които са на ниво </text:span></text:span><text:span text:style-name="Citation"><text:span text:style-name="T22">junior </text:span></text:span><text:span text:style-name="Citation"><text:span text:style-name="T9">и</text:span></text:span><text:span text:style-name="Citation"><text:span text:style-name="T22"> </text:span></text:span><text:span text:style-name="Citation"><text:span text:style-name="T9">работят във фирмата от поне 3 години, ще напише следната заявка:</text:span></text:span></text:p>
      <text:p text:style-name="P4"><text:span text:style-name="Citation"><text:span text:style-name="T22">position = DEVELOPER skillLevel = JUNIOR yearsOfService &gt; 2</text:span></text:span></text:p>
      <text:p text:style-name="P4"><text:span text:style-name="Citation"><text:span text:style-name="T9">Това може да е заявка за повишяване на тези потребители.</text:span></text:span></text:p>
      <text:list xml:id="list3103199719" text:style-name="L3">
        <text:list-item>
          <text:p text:style-name="P36"><text:span text:style-name="Citation"><text:span text:style-name="T8">Напишете класове тип </text:span></text:span><text:span text:style-name="Citation"><text:span text:style-name="T21">enum Sex, Position </text:span></text:span><text:span text:style-name="Citation"><text:span text:style-name="T8">и </text:span></text:span><text:span text:style-name="Citation"><text:span text:style-name="T21">SkillLevel. </text:span></text:span><text:span text:style-name="Citation"><text:span text:style-name="T8">Техните стойности да са:</text:span></text:span></text:p>
          <text:list>
            <text:list-item>
              <text:p text:style-name="P36"><text:span text:style-name="Citation"><text:span text:style-name="T21">Sex: FEMALE, MALE</text:span></text:span></text:p>
            </text:list-item>
            <text:list-item>
              <text:p text:style-name="P36"><text:span text:style-name="Citation"><text:span text:style-name="T21">Position: DEVELOPER, QA, HR</text:span></text:span></text:p>
            </text:list-item>
            <text:list-item>
              <text:p text:style-name="P36"><text:span text:style-name="Citation"><text:span text:style-name="T21">SkillLevel: JUNIOR, MID, SENIOR</text:span></text:span></text:p>
            </text:list-item>
          </text:list>
        </text:list-item>
        <text:list-item>
          <text:p text:style-name="P37"><text:span text:style-name="Citation"><text:span text:style-name="T7">Напишете клас </text:span></text:span><text:span text:style-name="Citation"><text:span text:style-name="T23">Employee</text:span></text:span><text:span text:style-name="Citation"><text:span text:style-name="T20">, </text:span></text:span><text:span text:style-name="Citation"><text:span text:style-name="T7">който да има следните полета:</text:span></text:span></text:p>
          <text:list>
            <text:list-item>
              <text:p text:style-name="P37"><text:span text:style-name="Citation"><text:span text:style-name="T7"><text:s text:c="4"/>String name;</text:span></text:span></text:p>
            </text:list-item>
            <text:list-item>
              <text:p text:style-name="P37"><text:s text:c="4"/>Sex sex;</text:p>
            </text:list-item>
            <text:list-item>
              <text:p text:style-name="P37"><text:s text:c="4"/>Position position;</text:p>
            </text:list-item>
            <text:list-item>
              <text:p text:style-name="P37"><text:s text:c="4"/>SkillLevel skillLevel;</text:p>
            </text:list-item>
            <text:list-item>
              <text:p text:style-name="P37"><text:s text:c="4"/>int yearsOfService;</text:p>
            </text:list-item>
            <text:list-item>
              <text:p text:style-name="P37"><text:s text:c="4"/>int salary; </text:p>
              <text:p text:style-name="P20">Да се генерират конструкор, <text:span text:style-name="T10">getter, setter </text:span>и <text:span text:style-name="T10">toString </text:span>метод</text:p>
            </text:list-item>
          </text:list>
        </text:list-item>
        <text:list-item>
          <text:p text:style-name="P21">Напишете интерфейс <text:span text:style-name="T11">SearchCriteria</text:span><text:span text:style-name="T14"> – </text:span><text:span text:style-name="T32">имплементирайки този интерфейс, може да бъде зададено условие, което проверява всеки служител дали отговаря на него.</text:span></text:p>
          <text:list>
            <text:list-item>
              <text:p text:style-name="P12">Да се напише метод </text:p>
              <text:p text:style-name="P21"><text:span text:style-name="T41">boolean </text:span><text:span text:style-name="T32">matches(Employee employee);</text:span></text:p>
            </text:list-item>
          </text:list>
        </text:list-item>
        <text:list-item>
          <text:p text:style-name="P22"><text:span text:style-name="T32">Напишете клас </text:span><text:span text:style-name="T11">Query –</text:span><text:span text:style-name="T14"> </text:span><text:span text:style-name="T32">този клас ще предоставя възможност за изпълняване на заявка върху всичките служители. </text:span></text:p>
          <text:list>
            <text:list-item>
              <text:p text:style-name="P13">Напишете в него метод</text:p>
              <text:p text:style-name="P22"><text:span text:style-name="T41">public</text:span><text:span text:style-name="T32"> </text:span><text:span text:style-name="T41">static</text:span><text:span text:style-name="T32"> Employee[] and(</text:span><text:span text:style-name="T31">Employee</text:span><text:span text:style-name="T32">[] employees, </text:span><text:span text:style-name="T31">SearchCriteria</text:span><text:span text:style-name="T32">[] criteria) </text:span></text:p>
              <text:p text:style-name="P23"><text:span text:style-name="T32">който да прилага </text:span><text:span text:style-name="T11">matches </text:span><text:span text:style-name="T32">метода на всяка една критерия върху всеки един </text:span><text:span text:style-name="T14">employee </text:span><text:span text:style-name="T32">обект. Критерията трябва да се комбинира с </text:span><text:span text:style-name="T11">&amp;&amp;</text:span><text:span text:style-name="T14">, </text:span><text:span text:style-name="T32">т.е. един </text:span><text:span text:style-name="T14">employee </text:span><text:span text:style-name="T32">обект отговаря на критерията, ако<text:line-break/><text:tab/></text:span><text:span text:style-name="T14">criteria[</text:span><text:span text:style-name="T33">0</text:span><text:span text:style-name="T14">].matches(employee) &amp;&amp; criteria[</text:span><text:span text:style-name="T33">1</text:span><text:span text:style-name="T14">].matches(employee) &amp;&amp; …</text:span><text:span text:style-name="T16">И</text:span><text:span text:style-name="T33">змислите как да напишете този алгоритъм.</text:span></text:p>
            </text:list-item>
          </text:list>
        </text:list-item>
        <text:list-item>
          <text:p text:style-name="P24"><text:span text:style-name="T32">Напишете клас </text:span><text:span text:style-name="T11">CompanyUtils</text:span></text:p>
          <text:list>
            <text:list-item>
              <text:p text:style-name="P14">Напишете метод <text:line-break/></text:p>
            </text:list-item>
          </text:list>
          <text:p text:style-name="P34"><text:soft-page-break/><text:span text:style-name="T5"><text:tab/></text:span><text:span text:style-name="T40">public</text:span><text:span text:style-name="T5"> </text:span><text:span text:style-name="T40">static</text:span><text:span text:style-name="T5"> Employee[] generateRandomEmployees(</text:span><text:span text:style-name="T40">final</text:span><text:span text:style-name="T5"> </text:span><text:span text:style-name="T40">int</text:span><text:span text:style-name="T5"> numberOfEmployees)</text:span></text:p>
          <text:list text:continue-numbering="true">
            <text:list-header>
              <text:p text:style-name="P34"><text:span text:style-name="T5"><text:s text:c="6"/>който да генерира </text:span><text:span text:style-name="T33">numberOfEmployees </text:span><text:span text:style-name="T5">наброй случайни служители</text:span></text:p>
            </text:list-header>
          </text:list>
        </text:list-item>
        <text:list-item>
          <text:p text:style-name="P24"><text:span text:style-name="T32">Клас </text:span><text:span text:style-name="T11">CompanyTest</text:span></text:p>
          <text:list>
            <text:list-item>
              <text:p text:style-name="P25"><text:span text:style-name="T32">Използвайки </text:span><text:span text:style-name="T14">CompanyUtils, </text:span><text:span text:style-name="T32">генерирайте 100 случайни служителя</text:span></text:p>
            </text:list-item>
            <text:list-item>
              <text:p text:style-name="P25"><text:span text:style-name="T32">Създайте два критерия за търсене, </text:span><text:span text:style-name="T11">isJunior</text:span><text:span text:style-name="T14">, </text:span><text:span text:style-name="T32">проверяващ дали един служител е </text:span><text:span text:style-name="T14">junior </text:span><text:span text:style-name="T32">и </text:span><text:span text:style-name="T11">hasAt</text:span><text:span text:style-name="T13">leastOneYear</text:span><text:span text:style-name="T17">, </text:span><text:span text:style-name="T34">проверяващ дали служител има поне година стаж. Използвайте анонимни класове.</text:span></text:p>
            </text:list-item>
            <text:list-item>
              <text:p text:style-name="P26"><text:span text:style-name="T32">Използвайки </text:span><text:span text:style-name="T11">Scanner</text:span><text:span text:style-name="T14"> </text:span><text:span text:style-name="T32">обект, прочетете от конзолата заявката за търсене в </text:span><text:span text:style-name="T14">String </text:span><text:span text:style-name="T32">обект </text:span><text:span text:style-name="T11">searchQuery</text:span></text:p>
            </text:list-item>
            <text:list-item>
              <text:p text:style-name="P15">Заявката е във вид </text:p>
              <text:list>
                <text:list-header>
                  <text:p text:style-name="P26"><text:span text:style-name="T32">&lt;</text:span><text:span text:style-name="T14">keyword&gt; &lt;operator&gt; &lt;value&gt;</text:span></text:p>
                </text:list-header>
              </text:list>
              <text:p text:style-name="P26"><text:span text:style-name="T32">Използвайте </text:span><text:span text:style-name="T11">split </text:span><text:span text:style-name="T32">метода, за да разделите </text:span><text:span text:style-name="T14">searchQuery </text:span><text:span text:style-name="T32">на масив от думи, като за разделител използвайте празен интервал. Така разделени, могат да бъдат обхождани на групи по 3, като за всяка група, всеки първи елемент е </text:span><text:span text:style-name="T14">keyword, </text:span><text:span text:style-name="T32">всеки втори </text:span><text:span text:style-name="T14">operator </text:span><text:span text:style-name="T32">и всеки трети </text:span><text:span text:style-name="T14">value.</text:span></text:p>
            </text:list-item>
            <text:list-item>
              <text:p text:style-name="P26"><text:span text:style-name="T32">Използвайки масива от горната подточка, създайте нов масив, от </text:span><text:span text:style-name="T31">SearchCriteria</text:span><text:span text:style-name="T32">. За всяка тройка </text:span><text:span text:style-name="T14">&lt;keyword&gt; &lt;operator&gt; </text:span><text:span text:style-name="T32">&lt;</text:span><text:span text:style-name="T14">value&gt;, </text:span><text:span text:style-name="T32">добавете в този масив подходяща имплементация на </text:span><text:span text:style-name="T14">SearchCriteria, </text:span><text:span text:style-name="T32">така че да се проверява дали клас данната </text:span><text:span text:style-name="T14">&lt;keyword&gt;, </text:span><text:span text:style-name="T32">принадлежаща на клас </text:span><text:span text:style-name="T14">Employee, </text:span><text:span text:style-name="T32">отговаря на стойността </text:span><text:span text:style-name="T14">&lt;value&gt; </text:span><text:span text:style-name="T32">според оператора &lt;</text:span><text:span text:style-name="T14">operator&gt;. </text:span><text:span text:style-name="T32">За </text:span><text:span text:style-name="T11">enum</text:span><text:span text:style-name="T14"> </text:span><text:span text:style-name="T32">клас данните е ясно, че операторът може да е само „=“. За </text:span><text:span text:style-name="T14">salary </text:span><text:span text:style-name="T32">и </text:span><text:span text:style-name="T14">yearsOfService </text:span><text:span text:style-name="T32">се поддържат оператори </text:span><text:span text:style-name="T14">=, &gt; </text:span><text:span text:style-name="T32">и &lt;. Ако се срещне невалидна група (например </text:span><text:span text:style-name="T19">sex &gt; MALE, </text:span><text:span text:style-name="T35">n</text:span><text:span text:style-name="T18">ame</text:span><text:span text:style-name="T14"> &gt; “</text:span><text:span text:style-name="T18">Ivan” </text:span><text:span text:style-name="T36">и т.н.</text:span><text:span text:style-name="T14">)</text:span><text:span text:style-name="T32">, да се изведе грешка. </text:span><text:span text:style-name="T35">Използвайте статичният метод </text:span><text:span text:style-name="T29">valueOf</text:span><text:span text:style-name="T28"> </text:span><text:span text:style-name="T45">на </text:span><text:span text:style-name="T25">enum </text:span><text:span text:style-name="T45">типовете, например </text:span><text:span text:style-name="T25">Position.valueOf(“JUNIOR”)</text:span></text:p>
            </text:list-item>
            <text:list-item>
              <text:p text:style-name="P16">Да се изведе на стандартния изход списъка от служители, отговарящи на критерия</text:p>
            </text:list-item>
          </text:list>
        </text:list-item>
        <text:list-item>
          <text:p text:style-name="P17"><text:span text:style-name="T30">По желание</text:span>:</text:p>
          <text:list>
            <text:list-item>
              <text:p text:style-name="P17">*Добавете функционалност за създаване на заявка, която връща всички служители, които отговарят на поне един от критериите. Например</text:p>
              <text:p text:style-name="P35"><text:span text:style-name="T32">ALL </text:span><text:span text:style-name="Citation"><text:span text:style-name="T46">position = DEVELOPER skillLevel = JUNIOR yearsOfService &gt; 2<text:line-break/></text:span></text:span><text:span text:style-name="Citation"><text:span text:style-name="T44">ANY </text:span></text:span><text:span text:style-name="Citation"><text:span text:style-name="T46">position = DEVELOPER skillLevel = JUNIOR yearsOfService &gt; 2</text:span></text:span></text:p>
            </text:list-item>
            <text:list-item>
              <text:p text:style-name="P18">**Добавете функционалност за промяна на служителите. Трябва да може да се зададе заявка, която да промени всички служители, отговарящи на критерия. <text:span text:style-name="T30">Форматът трябва да е:</text:span></text:p>
              <text:p text:style-name="P19">CHANGE &lt;keyword&gt; &lt;value&gt; FOR <text:span text:style-name="T10">&lt;заявка за търсене&gt;</text:span></text:p>
              <text:p text:style-name="P18">Например</text:p>
              <text:p text:style-name="P27"><text:span text:style-name="T14">CHANGE position MID </text:span><text:bookmark-start text:name="__DdeLink__681_657878053"/><text:span text:style-name="T37">FOR</text:span><text:bookmark-end text:name="__DdeLink__681_657878053"/><text:span text:style-name="T14"> ALL </text:span><text:span text:style-name="Citation"><text:span text:style-name="T26">position = DEVELOPER skillLevel = JUNIOR </text:span></text:span><text:bookmark-start text:name="__DdeLink__683_657878053"/><text:span text:style-name="Citation"><text:span text:style-name="T26">yearsOfService &gt; 2</text:span></text:span><text:bookmark-end text:name="__DdeLink__683_657878053"/></text:p>
            </text:list-item>
          </text:list>
        </text:list-item>
      </text:list>
      <text:p text:style-name="P1"><text:span text:style-name="Citation"><text:span text:style-name="T26"><text:tab/><text:tab/></text:span></text:span></text:p>
      <text:p text:style-name="P28"><text:span text:style-name="Citation"><text:span text:style-name="T26"><text:tab/> <text:s text:c="5"/></text:span></text:span><text:span text:style-name="Citation"><text:span text:style-name="T24">CHANGE salary 2000 <text:s/></text:span></text:span><text:span text:style-name="Citation"><text:span text:style-name="T47">FOR ANY skillLevel = JUNIOR </text:span></text:span><text:span text:style-name="Citation"><text:span text:style-name="T26">yearsOfService </text:span></text:span><text:span text:style-name="Citation"><text:span text:style-name="T47">&lt; 2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M1S</meta:editing-duration>
    <meta:editing-cycles>13</meta:editing-cycles>
    <meta:generator>LibreOffice/5.4.3.2$Windows_X86_64 LibreOffice_project/92a7159f7e4af62137622921e809f8546db437e5</meta:generator>
    <dc:date>2017-11-28T11:54:11.671000000</dc:date>
    <meta:document-statistic meta:table-count="0" meta:image-count="0" meta:object-count="0" meta:page-count="3" meta:paragraph-count="73" meta:word-count="850" meta:character-count="5716" meta:non-whitespace-character-count="4942"/>
    <meta:user-defined meta:name="Info 1"/>
    <meta:user-defined meta:name="Info 2"/>
    <meta:user-defined meta:name="Info 3"/>
    <meta:user-defined meta:name="Info 4"/>
  </office:meta>
</office:document-meta>
</file>